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true" draw:auto-grow-width="true" fo:min-height="0.721cm" fo:min-width="6.843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solid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draw:marker-start="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2.288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end-width="0.3cm" draw:fill="none" draw:fill-color="#ffffff" draw:textarea-horizontal-align="left" draw:auto-grow-height="true" draw:auto-grow-width="true" fo:min-height="0.721cm" fo:min-width="2.669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3cm" draw:marker-end-width="0.3cm" draw:fill="none" draw:fill-color="#ffffff" draw:textarea-horizontal-align="left" draw:auto-grow-height="true" draw:auto-grow-width="true" fo:min-height="0.721cm" fo:min-width="1.835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66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3.431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376cm" draw:marker-end-width="0.376cm" draw:fill="none" draw:fill-color="#ffffff" draw:textarea-horizontal-align="left" draw:auto-grow-height="true" draw:auto-grow-width="true" fo:min-height="0.721cm" fo:min-width="0.671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draw:marker-start="" draw:marker-start-width="0.376cm" draw:marker-end-width="0.376cm" draw:fill="solid" draw:fill-color="#000000" draw:textarea-horizontal-align="center" draw:textarea-vertical-align="middle" fo:padding-top="0.15cm" fo:padding-bottom="0.15cm" fo:padding-left="0.275cm" fo:padding-right="0.275cm" draw:shadow="hidden"/>
    </style:style>
    <style:style style:name="gr13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1.52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4.19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3.0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1.90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="" draw:marker-start-width="0.376cm" draw:marker-end-width="0.376cm" draw:fill="none" draw:fill-color="#ffffff" draw:textarea-horizontal-align="left" draw:auto-grow-height="true" draw:auto-grow-width="true" fo:min-height="0.721cm" fo:min-width="2.288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8pt" fo:font-style="italic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Arial" style:font-family-generic="swiss" style:font-pitch="variable" fo:font-size="18pt" fo:font-style="italic" fo:font-weight="normal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8pt" fo:font-style="italic" fo:font-weight="normal" style:font-size-asian="18pt" style:font-weight-asian="bold" style:font-size-complex="18pt" style:font-weight-complex="bold"/>
    </style:style>
    <style:style style:name="T1" style:family="text">
      <style:text-properties fo:font-family="Arial" style:font-family-generic="swiss" style:font-pitch="variable" fo:font-size="18pt" fo:font-style="italic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T2" style:family="text">
      <style:text-properties fo:font-family="Arial" style:font-family-generic="swiss" style:font-pitch="variable" fo:font-size="18pt" fo:font-style="italic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274cm" svg:height="25.726cm" svg:x="0.235cm" svg:y="0.178cm">
          <text:p/>
        </draw:rect>
        <draw:frame draw:style-name="gr2" draw:text-style-name="P3" draw:layer="layout" svg:width="7.343cm" svg:height="0.971cm" svg:x="7.1cm" svg:y="0.21cm">
          <draw:text-box>
            <text:p text:style-name="P2"><text:span text:style-name="T1">SMURPH CLASS TYPE</text:span></text:p>
          </draw:text-box>
        </draw:frame>
        <draw:circle draw:style-name="gr3" draw:text-style-name="P4" draw:layer="measurelines" svg:width="0.36cm" svg:height="0.36cm" svg:x="15.145cm" svg:y="2.593cm">
          <text:p/>
        </draw:circle>
        <draw:circle draw:style-name="gr4" draw:text-style-name="P4" draw:layer="measurelines" svg:width="0.36cm" svg:height="0.36cm" svg:x="10.245cm" svg:y="1.093cm">
          <text:p/>
        </draw:circle>
        <draw:line draw:style-name="gr5" draw:text-style-name="P4" draw:layer="layout" svg:x1="10.425cm" svg:y1="1.273cm" svg:x2="15.325cm" svg:y2="2.773cm">
          <text:p/>
        </draw:line>
        <draw:frame draw:style-name="gr6" draw:text-style-name="P5" draw:layer="layout" svg:width="2.788cm" svg:height="0.971cm" svg:x="13.871cm" svg:y="2.892cm">
          <draw:text-box>
            <text:p text:style-name="P2"><text:span text:style-name="T2">CGroup</text:span></text:p>
          </draw:text-box>
        </draw:frame>
        <draw:circle draw:style-name="gr3" draw:text-style-name="P4" draw:layer="layout" svg:width="0.36cm" svg:height="0.36cm" svg:x="14.345cm" svg:y="4.593cm">
          <text:p/>
        </draw:circle>
        <draw:circle draw:style-name="gr3" draw:text-style-name="P4" draw:layer="layout" svg:width="0.36cm" svg:height="0.36cm" svg:x="13.545cm" svg:y="6.593cm">
          <text:p/>
        </draw:circle>
        <draw:circle draw:style-name="gr3" draw:text-style-name="P4" draw:layer="layout" svg:width="0.36cm" svg:height="0.36cm" svg:x="10.545cm" svg:y="6.993cm">
          <text:p/>
        </draw:circle>
        <draw:frame draw:style-name="gr6" draw:text-style-name="P5" draw:layer="layout" svg:width="2.788cm" svg:height="0.971cm" svg:x="13.071cm" svg:y="4.893cm">
          <draw:text-box>
            <text:p text:style-name="P2"><text:span text:style-name="T2">SGroup</text:span></text:p>
          </draw:text-box>
        </draw:frame>
        <draw:frame draw:style-name="gr6" draw:text-style-name="P5" draw:layer="layout" svg:width="2.788cm" svg:height="0.971cm" svg:x="12.271cm" svg:y="6.994cm">
          <draw:text-box>
            <text:p text:style-name="P2"><text:span text:style-name="T2">Packet</text:span></text:p>
          </draw:text-box>
        </draw:frame>
        <draw:frame draw:style-name="gr7" draw:text-style-name="P5" draw:layer="layout" svg:width="3.169cm" svg:height="0.971cm" svg:x="9.171cm" svg:y="7.395cm">
          <draw:text-box>
            <text:p text:style-name="P2"><text:span text:style-name="T2">Message</text:span></text:p>
          </draw:text-box>
        </draw:frame>
        <draw:line draw:style-name="gr5" draw:text-style-name="P4" draw:layer="layout" svg:x1="10.425cm" svg:y1="1.273cm" svg:x2="14.525cm" svg:y2="4.773cm">
          <text:p/>
        </draw:line>
        <draw:line draw:style-name="gr5" draw:text-style-name="P4" draw:layer="layout" svg:x1="10.425cm" svg:y1="1.273cm" svg:x2="13.725cm" svg:y2="6.773cm">
          <text:p/>
        </draw:line>
        <draw:line draw:style-name="gr5" draw:text-style-name="P4" draw:layer="layout" svg:x1="10.425cm" svg:y1="1.181cm" svg:x2="10.725cm" svg:y2="7.173cm">
          <text:p/>
        </draw:line>
        <draw:circle draw:style-name="gr3" draw:text-style-name="P4" draw:layer="layout" svg:width="0.36cm" svg:height="0.36cm" svg:x="7.346cm" svg:y="6.894cm">
          <text:p/>
        </draw:circle>
        <draw:line draw:style-name="gr5" draw:text-style-name="P4" draw:layer="layout" svg:x1="10.425cm" svg:y1="1.273cm" svg:x2="7.526cm" svg:y2="7.074cm">
          <text:p/>
        </draw:line>
        <draw:frame draw:style-name="gr8" draw:text-style-name="P3" draw:layer="layout" svg:width="2.335cm" svg:height="0.971cm" svg:x="5.52cm" svg:y="6.011cm">
          <draw:text-box>
            <text:p text:style-name="P2"><text:span text:style-name="T1">Object</text:span></text:p>
          </draw:text-box>
        </draw:frame>
        <draw:circle draw:style-name="gr3" draw:text-style-name="P4" draw:layer="layout" svg:width="0.36cm" svg:height="0.36cm" svg:x="11.846cm" svg:y="10.094cm">
          <text:p/>
        </draw:circle>
        <draw:frame draw:style-name="gr9" draw:text-style-name="P5" draw:layer="layout" svg:width="3.219cm" svg:height="1.021cm" svg:x="10.472cm" svg:y="10.496cm">
          <draw:text-box>
            <text:p text:style-name="P2"><text:span text:style-name="T2">EObject</text:span></text:p>
          </draw:text-box>
        </draw:frame>
        <draw:line draw:style-name="gr5" draw:text-style-name="P4" draw:layer="layout" svg:x1="7.526cm" svg:y1="7.074cm" svg:x2="12.026cm" svg:y2="10.274cm">
          <text:p/>
        </draw:line>
        <draw:circle draw:style-name="gr3" draw:text-style-name="P4" draw:layer="layout" svg:width="0.36cm" svg:height="0.36cm" svg:x="3.047cm" svg:y="8.595cm">
          <text:p/>
        </draw:circle>
        <draw:frame draw:style-name="gr10" draw:text-style-name="P5" draw:layer="layout" svg:width="3.981cm" svg:height="1.021cm" svg:x="1.273cm" svg:y="8.997cm">
          <draw:text-box>
            <text:p text:style-name="P2"><text:span text:style-name="T2">RVariable</text:span></text:p>
          </draw:text-box>
        </draw:frame>
        <draw:line draw:style-name="gr5" draw:text-style-name="P4" draw:layer="layout" svg:x1="7.526cm" svg:y1="7.074cm" svg:x2="3.227cm" svg:y2="8.775cm">
          <text:p/>
        </draw:line>
        <draw:circle draw:style-name="gr3" draw:text-style-name="P4" draw:layer="layout" svg:width="0.36cm" svg:height="0.36cm" svg:x="5.548cm" svg:y="10.396cm">
          <text:p/>
        </draw:circle>
        <draw:frame draw:style-name="gr9" draw:text-style-name="P5" draw:layer="layout" svg:width="3.219cm" svg:height="1.021cm" svg:x="4.074cm" svg:y="10.798cm">
          <draw:text-box>
            <text:p text:style-name="P2"><text:span text:style-name="T2">Station</text:span></text:p>
          </draw:text-box>
        </draw:frame>
        <draw:line draw:style-name="gr5" draw:text-style-name="P4" draw:layer="layout" svg:x1="7.526cm" svg:y1="7.074cm" svg:x2="5.728cm" svg:y2="10.576cm">
          <text:p/>
        </draw:line>
        <draw:circle draw:style-name="gr3" draw:text-style-name="P4" draw:layer="layout" svg:width="0.36cm" svg:height="0.36cm" svg:x="8.448cm" svg:y="11.396cm">
          <text:p/>
        </draw:circle>
        <draw:line draw:style-name="gr5" draw:text-style-name="P4" draw:layer="layout" svg:x1="7.526cm" svg:y1="7.074cm" svg:x2="8.628cm" svg:y2="11.576cm">
          <text:p/>
        </draw:line>
        <draw:frame draw:style-name="gr11" draw:text-style-name="P3" draw:layer="layout" svg:width="1.221cm" svg:height="1.021cm" svg:x="8.52cm" svg:y="10.512cm">
          <draw:text-box>
            <text:p text:style-name="P2"><text:span text:style-name="T1">AI</text:span></text:p>
          </draw:text-box>
        </draw:frame>
        <draw:circle draw:style-name="gr12" draw:text-style-name="P4" draw:layer="layout" svg:width="0.36cm" svg:height="0.36cm" svg:x="16.948cm" svg:y="12.196cm">
          <text:p/>
        </draw:circle>
        <draw:circle draw:style-name="gr12" draw:text-style-name="P4" draw:layer="layout" svg:width="0.36cm" svg:height="0.36cm" svg:x="15.748cm" svg:y="14.196cm">
          <text:p/>
        </draw:circle>
        <draw:circle draw:style-name="gr12" draw:text-style-name="P4" draw:layer="layout" svg:width="0.36cm" svg:height="0.36cm" svg:x="14.548cm" svg:y="16.196cm">
          <text:p/>
        </draw:circle>
        <draw:circle draw:style-name="gr12" draw:text-style-name="P4" draw:layer="layout" svg:width="0.36cm" svg:height="0.36cm" svg:x="13.348cm" svg:y="18.196cm">
          <text:p/>
        </draw:circle>
        <draw:circle draw:style-name="gr12" draw:text-style-name="P4" draw:layer="layout" svg:width="0.36cm" svg:height="0.36cm" svg:x="12.148cm" svg:y="20.196cm">
          <text:p/>
        </draw:circle>
        <draw:circle draw:style-name="gr12" draw:text-style-name="P4" draw:layer="layout" svg:width="0.36cm" svg:height="0.36cm" svg:x="10.948cm" svg:y="22.196cm">
          <text:p/>
        </draw:circle>
        <draw:circle draw:style-name="gr12" draw:text-style-name="P4" draw:layer="layout" svg:width="0.36cm" svg:height="0.36cm" svg:x="9.748cm" svg:y="24.196cm">
          <text:p/>
        </draw:circle>
        <draw:line draw:style-name="gr5" draw:text-style-name="P4" draw:layer="layout" svg:x1="8.628cm" svg:y1="11.576cm" svg:x2="17.128cm" svg:y2="12.376cm">
          <text:p/>
        </draw:line>
        <draw:line draw:style-name="gr5" draw:text-style-name="P4" draw:layer="layout" svg:x1="8.628cm" svg:y1="11.576cm" svg:x2="15.928cm" svg:y2="14.376cm">
          <text:p/>
        </draw:line>
        <draw:line draw:style-name="gr5" draw:text-style-name="P4" draw:layer="layout" svg:x1="8.628cm" svg:y1="11.576cm" svg:x2="14.728cm" svg:y2="16.376cm">
          <text:p/>
        </draw:line>
        <draw:line draw:style-name="gr5" draw:text-style-name="P4" draw:layer="layout" svg:x1="8.628cm" svg:y1="11.576cm" svg:x2="13.528cm" svg:y2="18.376cm">
          <text:p/>
        </draw:line>
        <draw:line draw:style-name="gr5" draw:text-style-name="P4" draw:layer="layout" svg:x1="8.628cm" svg:y1="11.576cm" svg:x2="12.328cm" svg:y2="20.376cm">
          <text:p/>
        </draw:line>
        <draw:line draw:style-name="gr5" draw:text-style-name="P4" draw:layer="layout" svg:x1="8.628cm" svg:y1="11.576cm" svg:x2="11.128cm" svg:y2="22.376cm">
          <text:p/>
        </draw:line>
        <draw:line draw:style-name="gr5" draw:text-style-name="P4" draw:layer="layout" svg:x1="8.628cm" svg:y1="11.576cm" svg:x2="9.928cm" svg:y2="24.376cm">
          <text:p/>
        </draw:line>
        <draw:frame draw:style-name="gr13" draw:text-style-name="P5" draw:layer="layout" svg:width="2.076cm" svg:height="1.021cm" svg:x="16.073cm" svg:y="12.597cm">
          <draw:text-box>
            <text:p text:style-name="P2"><text:span text:style-name="T2">Port</text:span></text:p>
          </draw:text-box>
        </draw:frame>
        <draw:frame draw:style-name="gr13" draw:text-style-name="P5" draw:layer="layout" svg:width="2.076cm" svg:height="1.021cm" svg:x="14.873cm" svg:y="14.598cm">
          <draw:text-box>
            <text:p text:style-name="P2"><text:span text:style-name="T2">Link</text:span></text:p>
          </draw:text-box>
        </draw:frame>
        <draw:frame draw:style-name="gr14" draw:text-style-name="P5" draw:layer="layout" svg:width="4.743cm" svg:height="1.021cm" svg:x="13.173cm" svg:y="16.599cm">
          <draw:text-box>
            <text:p text:style-name="P2"><text:span text:style-name="T2">Transceiver</text:span></text:p>
          </draw:text-box>
        </draw:frame>
        <draw:frame draw:style-name="gr10" draw:text-style-name="P5" draw:layer="layout" svg:width="3.981cm" svg:height="1.021cm" svg:x="12.174cm" svg:y="18.7cm">
          <draw:text-box>
            <text:p text:style-name="P2"><text:span text:style-name="T2">RFChannel</text:span></text:p>
          </draw:text-box>
        </draw:frame>
        <draw:frame draw:style-name="gr15" draw:text-style-name="P5" draw:layer="layout" svg:width="3.6cm" svg:height="1.021cm" svg:x="11.175cm" svg:y="20.701cm">
          <draw:text-box>
            <text:p text:style-name="P2"><text:span text:style-name="T2">Observer</text:span></text:p>
          </draw:text-box>
        </draw:frame>
        <draw:frame draw:style-name="gr9" draw:text-style-name="P5" draw:layer="layout" svg:width="3.219cm" svg:height="1.021cm" svg:x="9.975cm" svg:y="22.702cm">
          <draw:text-box>
            <text:p text:style-name="P2"><text:span text:style-name="T2">Process</text:span></text:p>
          </draw:text-box>
        </draw:frame>
        <draw:circle draw:style-name="gr12" draw:text-style-name="P4" draw:layer="layout" svg:width="0.36cm" svg:height="0.36cm" svg:x="6.048cm" svg:y="21.296cm">
          <text:p/>
        </draw:circle>
        <draw:circle draw:style-name="gr12" draw:text-style-name="P4" draw:layer="layout" svg:width="0.36cm" svg:height="0.36cm" svg:x="4.448cm" svg:y="19.296cm">
          <text:p/>
        </draw:circle>
        <draw:circle draw:style-name="gr12" draw:text-style-name="P4" draw:layer="layout" svg:width="0.36cm" svg:height="0.36cm" svg:x="3.048cm" svg:y="17.096cm">
          <text:p/>
        </draw:circle>
        <draw:line draw:style-name="gr5" draw:text-style-name="P4" draw:layer="layout" svg:x1="8.628cm" svg:y1="11.576cm" svg:x2="6.228cm" svg:y2="21.476cm">
          <text:p/>
        </draw:line>
        <draw:line draw:style-name="gr5" draw:text-style-name="P4" draw:layer="layout" svg:x1="8.628cm" svg:y1="11.576cm" svg:x2="4.628cm" svg:y2="19.476cm">
          <text:p/>
        </draw:line>
        <draw:line draw:style-name="gr5" draw:text-style-name="P4" draw:layer="layout" svg:x1="8.628cm" svg:y1="11.576cm" svg:x2="3.228cm" svg:y2="17.276cm">
          <text:p/>
        </draw:line>
        <draw:frame draw:style-name="gr16" draw:text-style-name="P5" draw:layer="layout" svg:width="2.457cm" svg:height="1.021cm" svg:x="1.777cm" svg:y="17.704cm">
          <draw:text-box>
            <text:p text:style-name="P2"><text:span text:style-name="T2">Timer</text:span></text:p>
          </draw:text-box>
        </draw:frame>
        <draw:frame draw:style-name="gr17" draw:text-style-name="P5" draw:layer="layout" svg:width="2.838cm" svg:height="1.021cm" svg:x="3.278cm" svg:y="19.705cm">
          <draw:text-box>
            <text:p text:style-name="P2"><text:span text:style-name="T2">Client</text:span></text:p>
          </draw:text-box>
        </draw:frame>
        <draw:frame draw:style-name="gr9" draw:text-style-name="P5" draw:layer="layout" svg:width="3.219cm" svg:height="1.021cm" svg:x="4.878cm" svg:y="21.706cm">
          <draw:text-box>
            <text:p text:style-name="P2"><text:span text:style-name="T2">Traffic</text:span></text:p>
          </draw:text-box>
        </draw:frame>
        <draw:circle draw:style-name="gr12" draw:text-style-name="P4" draw:layer="layout" svg:width="0.36cm" svg:height="0.36cm" svg:x="2.449cm" svg:y="14.797cm">
          <text:p/>
        </draw:circle>
        <draw:frame draw:style-name="gr9" draw:text-style-name="P5" draw:layer="layout" svg:width="3.219cm" svg:height="1.021cm" svg:x="1.078cm" svg:y="15.205cm">
          <draw:text-box>
            <text:p text:style-name="P2"><text:span text:style-name="T2">Monitor</text:span></text:p>
          </draw:text-box>
        </draw:frame>
        <draw:line draw:style-name="gr18" draw:text-style-name="P4" draw:layer="layout" svg:x1="8.628cm" svg:y1="11.576cm" svg:x2="2.629cm" svg:y2="14.983cm">
          <text:p/>
        </draw:line>
        <draw:frame draw:style-name="gr9" draw:text-style-name="P5" draw:layer="layout" svg:width="3.219cm" svg:height="1.021cm" svg:x="8.35cm" svg:y="24.708cm">
          <draw:text-box>
            <text:p text:style-name="P2"><text:span text:style-name="T2">Mailbo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39cm" fo:page-height="26.2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meta:initial-creator>Pawel Gburzynski</meta:initial-creator>
    <meta:creation-date>2006-01-23T16:51:10</meta:creation-date>
    <dc:creator>Pawel Gburzynski</dc:creator>
    <dc:date>2018-04-13T17:05:56.98</dc:date>
    <dc:language>en-US</dc:language>
    <meta:editing-cycles>11</meta:editing-cycles>
    <meta:editing-duration>PT2H25M45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